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09448c"/>
    </style:style>
    <style:style style:name="P2" style:family="paragraph" style:parent-style-name="Text_20_body">
      <style:paragraph-properties fo:text-align="center" style:justify-single-word="false"/>
      <style:text-properties officeooo:rsid="0009448c"/>
    </style:style>
    <style:style style:name="P3" style:family="paragraph" style:parent-style-name="Text_20_body">
      <style:paragraph-properties fo:text-align="start" style:justify-single-word="false"/>
      <style:text-properties officeooo:rsid="0009448c" officeooo:paragraph-rsid="0009448c"/>
    </style:style>
    <style:style style:name="P4" style:family="paragraph" style:parent-style-name="Text_20_body">
      <style:paragraph-properties fo:text-align="start" style:justify-single-word="false"/>
      <style:text-properties officeooo:rsid="000965d3" officeooo:paragraph-rsid="0009448c"/>
    </style:style>
    <style:style style:name="P5" style:family="paragraph" style:parent-style-name="Text_20_body">
      <style:paragraph-properties fo:text-align="start" style:justify-single-word="false"/>
      <style:text-properties officeooo:rsid="000965d3" officeooo:paragraph-rsid="0009448c"/>
    </style:style>
    <style:style style:name="P6" style:family="paragraph" style:parent-style-name="Text_20_body">
      <style:paragraph-properties fo:text-align="start" style:justify-single-word="false"/>
      <style:text-properties officeooo:rsid="000965d3" officeooo:paragraph-rsid="000c158c"/>
    </style:style>
    <style:style style:name="P7" style:family="paragraph" style:parent-style-name="Text_20_body">
      <style:paragraph-properties fo:text-align="start" style:justify-single-word="false"/>
      <style:text-properties officeooo:rsid="000965d3" officeooo:paragraph-rsid="000df6a1"/>
    </style:style>
    <style:style style:name="P8" style:family="paragraph" style:parent-style-name="Text_20_body">
      <style:paragraph-properties fo:text-align="start" style:justify-single-word="false"/>
      <style:text-properties officeooo:rsid="000965d3" officeooo:paragraph-rsid="000c158c" fo:background-color="#ffff00"/>
    </style:style>
    <style:style style:name="P9" style:family="paragraph" style:parent-style-name="Text_20_body">
      <style:paragraph-properties fo:text-align="start" style:justify-single-word="false"/>
      <style:text-properties officeooo:rsid="000965d3" officeooo:paragraph-rsid="000df6a1" fo:background-color="transparent"/>
    </style:style>
    <style:style style:name="P10" style:family="paragraph" style:parent-style-name="Text_20_body">
      <style:paragraph-properties fo:text-align="start" style:justify-single-word="false"/>
      <style:text-properties officeooo:rsid="0009448c" officeooo:paragraph-rsid="0009448c"/>
    </style:style>
    <style:style style:name="P11" style:family="paragraph" style:parent-style-name="Text_20_body">
      <style:paragraph-properties fo:text-align="start" style:justify-single-word="false"/>
      <style:text-properties officeooo:rsid="0009448c" officeooo:paragraph-rsid="000ea476"/>
    </style:style>
    <style:style style:name="P12" style:family="paragraph" style:parent-style-name="Heading_20_1">
      <style:paragraph-properties fo:text-align="center" style:justify-single-word="false"/>
      <style:text-properties officeooo:rsid="0009448c"/>
    </style:style>
    <style:style style:name="T1" style:family="text">
      <style:text-properties officeooo:rsid="0009448c"/>
    </style:style>
    <style:style style:name="T2" style:family="text">
      <style:text-properties officeooo:rsid="000965d3"/>
    </style:style>
    <style:style style:name="T3" style:family="text">
      <style:text-properties officeooo:rsid="000a726c"/>
    </style:style>
    <style:style style:name="T4" style:family="text">
      <style:text-properties officeooo:rsid="000c158c"/>
    </style:style>
    <style:style style:name="T5" style:family="text">
      <style:text-properties officeooo:rsid="000df6a1"/>
    </style:style>
    <style:style style:name="T6" style:family="text">
      <style:text-properties officeooo:rsid="000df6a1" fo:background-color="transparent"/>
    </style:style>
    <style:style style:name="T7" style:family="text">
      <style:text-properties fo:font-style="italic" officeooo:rsid="000ea476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fo:font-weight="bold" officeooo:rsid="000df6a1" style:font-style-asian="italic" style:font-weight-asian="bold" style:font-style-complex="italic" style:font-weight-complex="bold"/>
    </style:style>
    <style:style style:name="T9" style:family="text">
      <style:text-properties fo:font-style="normal" style:text-underline-style="none" fo:font-weight="normal" officeooo:rsid="000df6a1" style:font-style-asian="normal" style:font-weight-asian="normal" style:font-style-complex="normal" style:font-weight-complex="normal"/>
    </style:style>
    <style:style style:name="T10" style:family="text">
      <style:text-properties officeooo:rsid="000ea4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2" text:outline-level="1">SPECIFICATIONS TECHNIQUES</text:h>
      <text:p text:style-name="P2"/>
      <text:p text:style-name="P1"><text:span text:style-name="T1"><text:tab/>Notre logiciel sera codé en C++ selon une </text:span><text:a xlink:type="simple" xlink:href="../Normes_de_production.odt"><text:span text:style-name="T1">norme de production</text:span></text:a> .</text:p>
      <text:p text:style-name="P3"/>
      <text:h text:style-name="Heading_20_2" text:outline-level="2"><text:tab/><text:span text:style-name="T8">Généralités</text:span></text:h>
      <text:p text:style-name="P3"><text:tab/>Premièrement, il nous a semblé pertinent de différencier les matrices pleines et les matrices creuses. On choisira, en fonction des matrices rencontrées, un type d'implémentation optimal, et nous déterminerons, suite à une procédure de tests rigoureuse, le meilleur codage possible.</text:p>
      <text:p text:style-name="P3"/>
      <text:p text:style-name="P11"><text:span text:style-name="T10">Le projet sera hébergé sur </text:span><text:span text:style-name="T7">GitHub</text:span><text:span text:style-name="T10">, et nous utiliserons </text:span><text:span text:style-name="T7">Git</text:span><text:span text:style-name="T10"> comme gestionnaire de versions.</text:span></text:p>
      <text:p text:style-name="P3"/>
      <text:p text:style-name="P3">Nous aurons besoin de ces <text:span text:style-name="T3">types de </text:span>fonctions <text:span text:style-name="T5">(liste non exhaustive)</text:span> :</text:p>
      <text:p text:style-name="P1"><text:span text:style-name="T1"><text:tab/></text:span><text:span text:style-name="T2">Création de matrices, grâce à une entrée texte,</text:span></text:p>
      <text:p text:style-name="P4"><text:tab/>Opérations basiques entre les différents types de matrices,</text:p>
      <text:p text:style-name="P4"><text:tab/>Surcharges d'opérateurs,</text:p>
      <text:p text:style-name="P4"><text:tab/>Fonctions de tests (générations de grilles aléatoires, matrices unités …)</text:p>
      <text:p text:style-name="P4"><text:tab/>Affichages,</text:p>
      <text:p text:style-name="P4"><text:tab/><text:span text:style-name="T5">Fonctions de définition et d'accès (set / get),</text:span></text:p>
      <text:p text:style-name="P4"><text:tab/>Entrées-sorties de fichiers.</text:p>
      <text:p text:style-name="P4"/>
      <text:h text:style-name="Heading_20_2" text:outline-level="2"><text:span text:style-name="T9"><text:tab/></text:span><text:span text:style-name="T8">La classe Matrix</text:span></text:h>
      <text:p text:style-name="P7"><text:span text:style-name="T5"><text:tab/>La classe Matrix définira le type de matrice utilisé selon les situations, et effectuera les opérations mathématiques jugées non faisables ou non pertinentes dans les types de matrices que l'on traite. </text:span></text:p>
      <text:p text:style-name="P7"><text:span text:style-name="T5"><text:tab/>Le type de matrice utilisé (pleine ou creuse) sera défini à l'instanciation de la matrice.</text:span></text:p>
      <text:p text:style-name="P7"><text:span text:style-name="T5"><text:tab/>Le type de matrice pourra être redéfini suite à une modification (opération mathématique).</text:span></text:p>
      <text:p text:style-name="P7"><text:span text:style-name="T4"><text:tab/></text:span></text:p>
      <text:h text:style-name="Heading_20_2" text:outline-level="2"><text:span text:style-name="T4"><text:tab/></text:span><text:span text:style-name="T8">Types de matrices</text:span></text:h>
      <text:p text:style-name="P7"><text:span text:style-name="T4"><text:tab/>En détail, les matrices pleines seront stockées sur une classe (FullMatrix), contenant : un tableau à deux dimensions, le nombre de lignes de la matrice </text:span><text:span text:style-name="T6">(fullMatrix_height)</text:span><text:span text:style-name="T4">, et son nombre de colonnes </text:span><text:span text:style-name="T6">(fullMatrix_width)</text:span><text:span text:style-name="T4">.</text:span></text:p>
      <text:p text:style-name="P8"><text:span text:style-name="T4">Il contiendra en plus les méthodes permettant de réaliser les opérations entre matrices pleines EXCLUSIVEMENT.</text:span></text:p>
      <text:p text:style-name="P9"><text:span text:style-name="T4">Les matrices creuses seront stockées dans une classe (SparseMatrix) contenant une map, dont l'accès à une valeur se fait par une coordonnée (structure de deux int), et contenant un int. </text:span><text:span text:style-name="T5">Elle contiendra en plus son nombre de lignes (sparseMatrix_height), son nombre de colonnes </text:span><text:soft-page-break/><text:span text:style-name="T5">(sparseMatrix_width), ainsi que son ''utilisation maximale'' (sparseMatrix_maxUse).</text:span></text:p>
      <text:h text:style-name="Heading_20_2" text:outline-level="2"><text:span text:style-name="T5"><text:tab/></text:span><text:span text:style-name="T8">Utilisation Maximale</text:span></text:h>
      <text:p text:style-name="P6"><text:span text:style-name="T5"><text:tab/>L'utilisation maximale représentera le pourcentage de valeurs réelles à la création de la matrice, ou le pourcentage maximal estimé suite à une opération mathématique entre matrice.</text:span><text:span text:style-name="T4"> </text:span><text:span text:style-name="T5">Au delà d'un certain pourcentage, estimé à 30 % (pouvant être revu suite aux tests), la classe Matrix déterminera le type d'implémentation optimal à utiliser.</text:span></text:p>
      <text:p text:style-name="P6"><text:span text:style-name="T5"><text:tab/>Lorsque l'utilisation maximale dépasse 30 %, on recalcule ce pourcentage, afin de conserver une certaine précision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iere Jean</meta:initial-creator>
    <meta:creation-date>2015-02-18T17:58:38</meta:creation-date>
    <dc:date>2015-03-04T17:56:06</dc:date>
    <dc:creator>Marliere Jean</dc:creator>
    <meta:editing-duration>PT28M3S</meta:editing-duration>
    <meta:editing-cycles>5</meta:editing-cycles>
    <meta:generator>LibreOffice/4.0.2.2$Linux_x86 LibreOffice_project/400m0$Build-2</meta:generator>
    <meta:document-statistic meta:table-count="0" meta:image-count="0" meta:object-count="0" meta:page-count="2" meta:paragraph-count="25" meta:word-count="352" meta:character-count="2428" meta:non-whitespace-character-count="2079"/>
  </office:meta>
</office:document-meta>
</file>